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5a4" officeooo:paragraph-rsid="001655a4"/>
    </style:style>
    <style:style style:name="P2" style:family="paragraph" style:parent-style-name="Standard">
      <style:text-properties officeooo:rsid="00186a79" officeooo:paragraph-rsid="00186a79"/>
    </style:style>
    <style:style style:name="T1" style:family="text">
      <style:text-properties officeooo:rsid="00186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QL</text:p>
      <text:p text:style-name="Title"/>
      <text:p text:style-name="P2">SHOW DATABASES</text:p>
      <text:p text:style-name="P2">USE DATABASES nom_database</text:p>
      <text:p text:style-name="P1">CREATE TABLE nom<text:tab/><text:tab/><text:tab/><text:tab/><text:tab/><text:span text:style-name="T1">Creer un table</text:span></text:p>
      <text:p text:style-name="P2">SHOW TABLES</text:p>
      <text:p text:style-name="P2">SELECT * FROM nom_table<text:tab/><text:tab/><text:tab/><text:tab/>* pour la totalité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9:06:01.020000000</meta:creation-date>
    <dc:date>2021-02-24T09:29:52.974000000</dc:date>
    <meta:editing-duration>PT13M41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6" meta:word-count="22" meta:character-count="136" meta:non-whitespace-character-count="113"/>
  </office:meta>
</office:document-meta>
</file>